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in" fo:margin-right="0in" fo:margin-top="0in" fo:margin-bottom="0.1874in" style:contextual-spacing="false" style:line-height-at-least="0.1874in" fo:text-indent="0in" style:auto-text-indent="false" fo:padding="0in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874in" style:contextual-spacing="false" style:line-height-at-least="0.1874in" fo:text-indent="0in" style:auto-text-indent="false" fo:padding="0in" fo:border="none"/>
      <style:text-properties fo:font-variant="normal" fo:text-transform="none" fo:color="#000000" style:font-name="Lucida Grande" fo:font-size="9pt" fo:letter-spacing="normal" fo:font-style="normal" fo:font-weight="normal" officeooo:rsid="001eb3d4" officeooo:paragraph-rsid="001eb3d4"/>
    </style:style>
    <style:style style:name="P3" style:family="paragraph" style:parent-style-name="Text_20_body">
      <style:paragraph-properties fo:margin-left="0in" fo:margin-right="0in" fo:margin-top="0in" fo:margin-bottom="0.1874in" style:contextual-spacing="false" style:line-height-at-least="0.1874in" fo:text-indent="0in" style:auto-text-indent="false" fo:padding="0in" fo:border="none"/>
      <style:text-properties fo:font-variant="normal" fo:text-transform="none" fo:color="#000000" style:font-name="Lucida Grande" fo:font-size="9pt" fo:letter-spacing="normal" fo:font-style="normal" fo:font-weight="normal" officeooo:rsid="001ff9d5" officeooo:paragraph-rsid="001ff9d5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1874in" fo:text-indent="0in" style:auto-text-indent="false" fo:padding="0in" fo:border="none"/>
    </style:style>
    <style:style style:name="P5" style:family="paragraph" style:parent-style-name="Table_20_Contents">
      <style:text-properties style:font-name="Lucida Grande" fo:font-size="9pt" officeooo:rsid="001eb3d4" officeooo:paragraph-rsid="001eb3d4"/>
    </style:style>
    <style:style style:name="P6" style:family="paragraph" style:parent-style-name="Text_20_body">
      <style:paragraph-properties fo:margin-left="0in" fo:margin-right="0in" fo:margin-top="0in" fo:margin-bottom="0.1874in" style:contextual-spacing="false" style:line-height-at-least="0.1874in" fo:text-indent="0in" style:auto-text-indent="false" fo:padding="0in" fo:border="none"/>
      <style:text-properties fo:font-variant="normal" fo:text-transform="none" fo:color="#000000" style:font-name="Lucida Grande" fo:font-size="9pt" fo:letter-spacing="normal" fo:font-style="normal" fo:font-weight="normal" officeooo:rsid="001eb3d4" officeooo:paragraph-rsid="001eb3d4"/>
    </style:style>
    <style:style style:name="P7" style:family="paragraph" style:parent-style-name="Text_20_body">
      <style:paragraph-properties fo:margin-left="0in" fo:margin-right="0in" fo:margin-top="0in" fo:margin-bottom="0.1874in" style:contextual-spacing="false" style:line-height-at-least="0.1874in" fo:text-indent="0in" style:auto-text-indent="false" fo:padding="0in" fo:border="none"/>
      <style:text-properties fo:font-variant="normal" fo:text-transform="none" fo:color="#000000" style:font-name="Lucida Grande" fo:font-size="9pt" fo:letter-spacing="normal" fo:font-style="normal" fo:font-weight="normal" officeooo:rsid="001ff9d5" officeooo:paragraph-rsid="001ff9d5"/>
    </style:style>
    <style:style style:name="P8" style:family="paragraph" style:parent-style-name="Text_20_body">
      <style:paragraph-properties fo:margin-left="0in" fo:margin-right="0in" fo:margin-top="0in" fo:margin-bottom="0.1874in" style:contextual-spacing="false" style:line-height-at-least="0.1874in" fo:text-indent="0in" style:auto-text-indent="false" fo:padding="0in" fo:border="none"/>
      <style:text-properties fo:font-variant="normal" fo:text-transform="none" fo:color="#000000" style:font-name="Lucida Grande" fo:font-size="9pt" fo:letter-spacing="normal" fo:font-style="normal" fo:font-weight="normal" officeooo:rsid="0020a1c8" officeooo:paragraph-rsid="0020a1c8"/>
    </style:style>
    <style:style style:name="P9" style:family="paragraph" style:parent-style-name="Text_20_body">
      <style:paragraph-properties fo:margin-left="0in" fo:margin-right="0in" fo:margin-top="0in" fo:margin-bottom="0.1874in" style:contextual-spacing="false" style:line-height-at-least="0.1874in" fo:text-indent="0in" style:auto-text-indent="false" fo:padding="0in" fo:border="none"/>
      <style:text-properties fo:font-variant="normal" fo:text-transform="none" fo:color="#000000" style:font-name="Lucida Grande" fo:font-size="9pt" fo:letter-spacing="normal" fo:font-style="normal" fo:font-weight="bold" officeooo:rsid="001ff9d5" officeooo:paragraph-rsid="001ff9d5" style:font-weight-asian="bold" style:font-weight-complex="bold"/>
    </style:style>
    <style:style style:name="T1" style:family="text">
      <style:text-properties fo:font-variant="normal" fo:text-transform="none" fo:color="#000000" style:font-name="Lucida Grande" fo:font-size="9pt" fo:letter-spacing="normal" fo:font-style="normal" fo:font-weight="normal"/>
    </style:style>
    <style:style style:name="T2" style:family="text">
      <style:text-properties fo:font-variant="normal" fo:text-transform="none" fo:color="#1e81cf" style:text-line-through-style="none" style:text-line-through-type="none" style:font-name="Lucida Grande" fo:font-size="9pt" fo:letter-spacing="normal" fo:font-style="normal" style:text-underline-style="none" fo:font-weight="normal" style:text-blinking="false" fo:background-color="transparent" loext:char-shading-value="0" fo:padding="0in" fo:border="none"/>
    </style:style>
    <style:style style:name="T3" style:family="text">
      <style:text-properties fo:font-variant="normal" fo:text-transform="none" fo:color="#1e81cf" style:text-line-through-style="none" style:text-line-through-type="none" style:font-name="Lucida Grande" fo:font-size="9pt" fo:letter-spacing="normal" fo:font-style="normal" style:text-underline-style="none" fo:font-weight="normal" style:text-blinking="false" fo:padding="0in" fo:border="none"/>
    </style:style>
    <style:style style:name="T4" style:family="text">
      <style:text-properties officeooo:rsid="001eb3d4"/>
    </style:style>
    <style:style style:name="T5" style:family="text">
      <style:text-properties officeooo:rsid="001f1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port Generator requirements</text:p>
      <text:p text:style-name="P4"><text:span text:style-name="T1">this solution should provide a generic report creator much like:<text:line-break/></text:span><text:a xlink:type="simple" xlink:href="http://www.scriptcase.com.br/exemplos-scriptcase/relatorios-graficos-php/consulta-busca-dinamica/"><text:span text:style-name="T2">​</text:span></text:a><text:a xlink:type="simple" xlink:href="http://www.scriptcase.com.br/exemplos-scriptcase/relatorios-graficos-php/consulta-busca-dinamica/"><text:span text:style-name="T3">http://www.scriptcase.com.br/exemplos-scriptcase/relatorios-graficos-php/consulta-busca-dinamica/</text:span></text:a></text:p>
      <text:p text:style-name="P1">The <text:span text:style-name="T4">solution</text:span> should receive a<text:span text:style-name="T4">n user_class <text:s/>and get the list of table names it has visibility for along with some pre-defined where clauses. </text:span>(as we would <text:span text:style-name="T4">allow</text:span> a client to see only the records that are relevant for then)</text:p>
      <text:p text:style-name="P2">tb_table_aces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user_class: varchar(10)[]</text:p>
          </table:table-cell>
          <table:table-cell table:style-name="Table1.A1" office:value-type="string">
            <text:p text:style-name="P5">table_name:text</text:p>
          </table:table-cell>
          <table:table-cell table:style-name="Table1.C1" office:value-type="string">
            <text:p text:style-name="P5">st_conditions:text</text:p>
          </table:table-cell>
        </table:table-row>
        <table:table-row>
          <table:table-cell table:style-name="Table1.A2" office:value-type="string">
            <text:p text:style-name="P5">'{manager,Salesman}'</text:p>
          </table:table-cell>
          <table:table-cell table:style-name="Table1.A2" office:value-type="string">
            <text:p text:style-name="P5">tb_xxx</text:p>
          </table:table-cell>
          <table:table-cell table:style-name="Table1.C2" office:value-type="string">
            <text:p text:style-name="P5">tb_xxx.yyy='zzz' and ...</text:p>
          </table:table-cell>
        </table:table-row>
      </table:table>
      <text:p text:style-name="P2"/>
      <text:p text:style-name="P2">the solution shall query a table with that structure and present this initial interface. <text:span text:style-name="T5">As defined in the UI.pdf , under Main page</text:span></text:p>
      <text:p text:style-name="P8">The UI was defined more as a tool for showing the requirements than a high fidelity wish of tha final user interface, you will fin attached the file ui.ep (it opnes with PENCIL) so if you need fell free to discuss possible changes.</text:p>
      <text:p text:style-name="P8">Also if you finds it would do a significant difference on your workload we can have the user to fill in all the “selecting tables panel” before moving into “Adding filters panel” </text:p>
      <text:p text:style-name="P3"/>
      <text:p text:style-name="P9">The possible incremental deliverables would be:</text:p>
      <text:p text:style-name="P3">1- To select a single table , add the filters and generate the table (<text:span text:style-name="T5">As defined in the UI.pdf , under </text:span>Table)</text:p>
      <text:p text:style-name="P3">2- To Join multiple tables </text:p>
      <text:p text:style-name="P3">3-remained functionalities.</text:p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3T05:49:39.974504105</meta:creation-date>
    <dc:date>2015-01-03T07:28:18.465765921</dc:date>
    <meta:editing-duration>PT6M40S</meta:editing-duration>
    <meta:editing-cycles>2</meta:editing-cycles>
    <meta:generator>LibreOffice/4.2.7.2$Linux_X86_64 LibreOffice_project/420m0$Build-2</meta:generator>
    <meta:document-statistic meta:table-count="1" meta:image-count="0" meta:object-count="0" meta:page-count="1" meta:paragraph-count="17" meta:word-count="196" meta:character-count="1284" meta:non-whitespace-character-count="1101"/>
  </office:meta>
</office:document-meta>
</file>